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  <style:style style:name="T2" style:family="text">
      <style:text-properties officeooo:rsid="0007dcbe"/>
    </style:style>
    <style:style style:name="T3" style:family="text">
      <style:text-properties officeooo:rsid="00081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</text:span><text:span text:style-name="T2">generated </text:span><text:span text:style-name="T3">RSA</text:span><text:span text:style-name="T2"> key pair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12-14T16:53:12.036000000</dc:date>
    <meta:editing-duration>PT3M13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7" meta:character-count="113" meta:non-whitespace-character-count="9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9mZZYggtmQQck5RSTnNzCItD3HVsknolcSuIFL6Ltms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EQKitnAQ5B2yGrI8UZmIQhr0A/hDDKqQjtp8vYF8Ym0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WWtVanMbfLy4b6SikNwUUTrgeVRDjSHLW63RymqkQ6Q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MPke9ChPRAPMd7jMUWYWx2tqrohmALjThBg6VlOYK8o=</DigestValue>
      </Reference>
      <Reference URI="Thumbnails/thumbnail.png">
        <DigestMethod Algorithm="http://www.w3.org/2001/04/xmlenc#sha256"/>
        <DigestValue>RfF2w3RTVPdNWTI6s+28qUr6hlQCDf0x+x4YDM7vVZI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cjyfGLWSMJ7HqrQ7EJ+CrW5sbcHtcid2V5/Uq12cGVY=</DigestValue>
      </Reference>
    </SignedInfo>
    <SignatureValue>F/cu5Bu7DZXeWBMoyhH6UEJx6UQDNIHbDCZOsjdsjZbmJxmnG2+vRyKpbsesZH8lBtLAlPm3SPLQ4AkG6H++PEOq7Y9Gpb4gIX16WnHkqfOayspfDPXMYzoQy8jgz/ZyxnNO3T+LqufOGsCm4shHW+l+cMUmJvq66zJslzoSNFI=</SignatureValue>
    <KeyInfo>
      <KeyValue>
        <RSAKeyValue>
          <Modulus>uKKi75OMKdpvr/TaywNaIoIbBEtzjyybMneTEnQohtWGh2NmAS0ly+/1+TZkDVWgnXUyHu9p2zut0Wm9tWwD4YMnofXBm7RIAWKiTbzHoy8tNYN5SY0G1IAq8gah2uxMQMATRLUMATbzpNJo+4xRPlarkOIU5Rm7M0lQkawSDI0=</Modulus>
          <Exponent>AQAB</Exponent>
        </R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